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);</text:p>
      <text:p text:style-name="Text_20_body"><text:tab/>boolean setTags([]);</text:p>
      <text:p text:style-name="Text_20_body"><text:tab/>[] getTags();</text:p>
      <text:p text:style-name="Text_20_body"><text:tab/>void addTag();</text:p>
      <text:p text:style-name="Text_20_body"/>
      <text:p text:style-name="Text_20_body"/>
      <text:h text:style-name="Heading_20_2" text:outline-level="2">- 订单 CBOrd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3T22:18:49</dc:date>
    <meta:editing-duration>PT1H45M10S</meta:editing-duration>
    <meta:editing-cycles>31</meta:editing-cycles>
    <meta:generator>LibreOffice/3.5$Linux_x86 LibreOffice_project/350m1$Build-13</meta:generator>
    <meta:document-statistic meta:table-count="0" meta:image-count="0" meta:object-count="0" meta:page-count="1" meta:paragraph-count="20" meta:word-count="60" meta:character-count="293" meta:non-whitespace-character-count="273"/>
  </office:meta>
</office:document-meta>
</file>